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55e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458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4c19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3.25cm" svg:x="10.75cm" svg:y="2.5cm">
          <text:p text:style-name="P1">Sensor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25cm" svg:height="3.25cm" svg:x="19.25cm" svg:y="7.5cm">
          <text:p text:style-name="P1">Action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25cm" svg:height="3.25cm" svg:x="2cm" svg:y="7.5cm">
          <text:p text:style-name="P1">Control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25cm" svg:height="3.25cm" svg:x="10.75cm" svg:y="13.5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609cm" svg:height="0.712cm" draw:transform="rotate (0.6981317007976) translate (5.996cm 7.10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5.609cm" svg:height="0.712cm" draw:transform="rotate (2.4434609527916) translate (22.297cm 7.6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9.5cm" svg:height="0.53cm" svg:x="9.5cm" svg:y="8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6.632cm" svg:height="0.593cm" draw:transform="rotate (-0.610865238199087) translate (5.34cm 10.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ionysios Kalantzis</meta:initial-creator>
    <meta:creation-date>2012-04-04T02:33:49</meta:creation-date>
    <meta:printed-by>Dionysios Kalantzis</meta:printed-by>
    <meta:print-date>2012-04-04T02:46:20</meta:print-date>
    <dc:date>2012-04-04T03:02:41</dc:date>
    <dc:creator>Dionysios Kalantzis</dc:creator>
    <meta:editing-duration>PT13M42S</meta:editing-duration>
    <meta:editing-cycles>1</meta:editing-cycles>
    <meta:document-statistic meta:object-count="8"/>
    <meta:generator>OpenOffice.org/3.3$Unix OpenOffice.org_project/330m20$Build-9567</meta:generator>
  </office:meta>
</office:document-meta>
</file>